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3">
      <style:text-properties fo:font-size="16pt" fo:font-weight="bold" officeooo:rsid="001bef03" officeooo:paragraph-rsid="001bef03" style:font-size-asian="14pt" style:font-size-complex="16pt"/>
    </style:style>
    <style:style style:name="P3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T1" style:family="text">
      <style:text-properties fo:font-weight="bold"/>
    </style:style>
    <style:style style:name="T2" style:family="text">
      <style:text-properties officeooo:rsid="0025aa54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Artigo 1: Fernandes (2019) – O Impacto do Fies nas Metas 12 e 20 do Plano Nacional de Educação (2014-2024)</text:h>
      <text:p text:style-name="P4">O que ele fala:</text:p>
      <text:list text:style-name="L1">
        <text:list-item>
          <text:p text:style-name="P5">A pesquisa analisa de que forma a política do Fies contribuiu para o cumprimento das metas 12 e 20 do PNE entre os anos de 2010 e 2017.</text:p>
        </text:list-item>
        <text:list-item>
          <text:p text:style-name="P5">O estudo foca na <text:span text:style-name="T1">Meta 12</text:span>, que trata da elevação da taxa bruta de matrícula na educação superior para 50%, e na <text:span text:style-name="T1">Meta 20</text:span>, que visa ampliar o investimento público em educação pública.</text:p>
        </text:list-item>
        <text:list-item>
          <text:p text:style-name="P5">A autora conclui que o Fies serviu como o principal motor de expansão do acesso ao ensino superior através do setor privado, mas gerou um custo elevado ao Estado e uma dependência financeira das faculdades em relação ao financiamento público.</text:p>
        </text:list-item>
      </text:list>
      <text:p text:style-name="P4">O que fazer a seguir:</text:p>
      <text:list text:style-name="L2">
        <text:list-item>
          <text:p text:style-name="P6">Utilizar o seu dataset consolidado para calcular a <text:span text:style-name="T1">Taxa de Eficácia da Meta 12</text:span> no período mais recente (2019-2021), observando se a tendência de expansão descrita pela autora se manteve ou se houve um encolhimento do impacto do programa.</text:p>
        </text:list-item>
        <text:list-item>
          <text:p text:style-name="P6">Confrontar a "barra de Vagas" com a "barra de Vagas Ocupadas" do seu funil nacional para discutir se o programa ainda é um instrumento eficiente de expansão ou se está sofrendo com a ociosidade de vagas.</text:p>
        </text:list-item>
      </text:list>
      <text:p text:style-name="Horizontal_20_Line"/>
      <text:h text:style-name="P1" text:outline-level="3">Artigo 2: Figueiredo &amp; Almeida (2022) – Avaliação do Fies no centro nordeste paulista: concentração institucional e desigualdades raciais</text:h>
      <text:p text:style-name="P4">O que ele fala:</text:p>
      <text:list text:style-name="L3">
        <text:list-item>
          <text:p text:style-name="P7">O trabalho avalia o impacto do Fies (2010 a 2018) focando em variáveis de raça/cor e características institucionais.</text:p>
        </text:list-item>
        <text:list-item>
          <text:p text:style-name="P7">Os autores utilizam indicadores de efetividade para verificar se o Fies atua como uma política de inclusão racial.</text:p>
        </text:list-item>
        <text:list-item>
          <text:p text:style-name="P7">A conclusão principal é que o Fies <text:span text:style-name="T1">não é uma política de inclusão racial</text:span>, pois deixa para o "mercado" (instituições privadas) a seleção dos alunos, o que acaba agravando desigualdades históricas em vez de corrigi-las.</text:p>
        </text:list-item>
      </text:list>
      <text:p text:style-name="P4">O que fazer a seguir:</text:p>
      <text:list text:style-name="L4">
        <text:list-item>
          <text:p text:style-name="P8">Aplicar a tese dos autores ao seu dataset de <text:span text:style-name="T1">Candidatos únicos por prioridade</text:span> (2019-2021) para verificar se a exclusão racial apontada no estudo de SP se repete em escala nacional.</text:p>
        </text:list-item>
        <text:list-item>
          <text:p text:style-name="P8">Gerar uma análise comparativa do perfil de raça/cor entre as colunas "Inscritos" e "Vagas Ocupadas" para identificar se o mercado continua selecionando candidatos de forma a prejudicar a inclusão de pretos e pardo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3"><text:soft-page-break/>Artigo 3: Viana Filho &amp; Carvalho – Análise dos Microdados do Enade e sua Relação com a nota do Enade para os Cursos de Computação</text:h>
      <text:p text:style-name="P4">O que ele fala:</text:p>
      <text:list text:style-name="L5">
        <text:list-item>
          <text:p text:style-name="P9">O estudo utiliza microdados do Enade 2021 e métodos estatísticos (Pearson, ANOVA, Regressão) para identificar o que realmente impacta a nota final dos cursos de Computação no Brasil.</text:p>
        </text:list-item>
        <text:list-item>
          <text:p text:style-name="P9"><text:span text:style-name="T1">Fatores de Sucesso do Aluno:</text:span> O desempenho acadêmico está fortemente ligado à <text:span text:style-name="T1">organização e dedicação</text:span> do estudante, além da participação em projetos de <text:span text:style-name="T1">pesquisa, extensão e monitoria</text:span>.</text:p>
        </text:list-item>
        <text:list-item>
          <text:p text:style-name="P9"><text:span text:style-name="T1">Perfil da Instituição:</text:span> Instituições <text:span text:style-name="T1">Públicas Federais e Estaduais</text:span> apresentam notas significativamente superiores às privadas.</text:p>
        </text:list-item>
        <text:list-item>
          <text:p text:style-name="P9"><text:span text:style-name="T1">Geografia e Modalidade:</text:span> As regiões <text:span text:style-name="T1">Sul e Nordeste</text:span> lideram em qualidade de notas. Curiosamente, o estudo aponta que <text:span text:style-name="T1">não há diferença estatística significativa</text:span> na nota final entre alunos de cursos Presenciais e EaD na área de TI.</text:p>
        </text:list-item>
      </text:list>
      <text:p text:style-name="P4">Como ele ajuda no seu relatório (O Norte):</text:p>
      <text:list text:style-name="L6">
        <text:list-item>
          <text:p text:style-name="P10"><text:span text:style-name="T1">Qualidade vs. Financiamento:</text:span> Este artigo permite que você questione se o FIES está financiando cursos em regiões ou instituições que possuem indicadores de qualidade (Enade) satisfatórios.</text:p>
        </text:list-item>
        <text:list-item>
          <text:p text:style-name="P10"><text:span text:style-name="T1">Foco em Computação:</text:span> Como seu trabalho foca nessa área, este artigo serve de "benchmark" (referência). Você pode comparar se o perfil socioeconômico que você encontrou nos <text:span text:style-name="T1">Candidatos únicos por prioridade</text:span> do FIES é o mesmo perfil que o Enade aponta como tendo melhor desempenho (ex: alunos que se dedicam mais ou têm acesso a bolsas).</text:p>
        </text:list-item>
      </text:list>
      <text:p text:style-name="P4">O que fazer a seguir:</text:p>
      <text:list text:style-name="L7">
        <text:list-item>
          <text:p text:style-name="P11"><text:span text:style-name="T1">Cruzamento de Dados de Região:</text:span> O artigo diz que o <text:span text:style-name="T1">Sul e Nordeste</text:span> têm as melhores notas no Enade de Computação. Você pode verificar no seu <text:span text:style-name="T1">Funil por Região</text:span> se essas são as regiões onde o FIES também é mais eficiente (onde as vagas são mais ocupadas).</text:p>
        </text:list-item>
        <text:list-item>
          <text:p text:style-name="P11"><text:span text:style-name="T1">Análise da Modalidade:</text:span> Como o artigo diz que EaD e Presencial em TI têm desempenhos parecidos no Enade, você pode analisar no seu dataset do FIES se a procura por contratos de <text:span text:style-name="T1">EaD</text:span> está crescendo, justificando essa tendência por meio da equivalência de qualidade apontada pelos autores.</text:p>
        </text:list-item>
        <text:list-item>
          <text:p text:style-name="P11"><text:span text:style-name="T1">Justificativa de Políticas Públicas:</text:span> Use os dados de "Monitoria e Extensão" citados no artigo para sugerir que o FIES não deveria apenas financiar a mensalidade, mas também incentivar que as IES privadas ofereçam essas oportunidades de pesquisa para que o aluno financiado tenha o mesmo desempenho que os de universidades pública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" text:outline-level="3">Artigo 4: Lacerda (2025) – Impactos da Reforma do Fies na Qualidade dos Cursos</text:h>
      <text:p text:style-name="P4">O que ele fala:</text:p>
      <text:list text:style-name="L8">
        <text:list-item>
          <text:p text:style-name="P12">O estudo analisa os efeitos da <text:span text:style-name="T1">Lei nº 13.530/2017</text:span> (a reforma que criou o Novo Fies) sobre a qualidade acadêmica de cursos privados, utilizando as notas do <text:span text:style-name="T1">Enade</text:span> como indicador de desempenho.</text:p>
        </text:list-item>
        <text:list-item>
          <text:p text:style-name="P12">O autor foca no curso de Ciências Econômicas e utiliza o método de <text:span text:style-name="T1">Diferenças em Diferenças (DiD)</text:span> para comparar cursos mais ou menos dependentes do Fies antes e depois da reforma.</text:p>
        </text:list-item>
        <text:list-item>
          <text:p text:style-name="P12">A pesquisa investiga se a mudança nas regras (que visava a sustentabilidade financeira do programa) afetou a "seletividade" dos alunos, ou seja, se os alunos que entraram no Novo Fies possuem desempenho acadêmico diferente dos períodos anteriores.</text:p>
        </text:list-item>
      </text:list>
      <text:p text:style-name="P4">O que fazer a seguir:</text:p>
      <text:list text:style-name="L9">
        <text:list-item>
          <text:p text:style-name="P13"><text:span text:style-name="T1">Contextualização do Novo Fies:</text:span> Use este artigo para justificar por que o seu dataset começa em <text:span text:style-name="T1">2019</text:span>. Você pode citar que está analisando justamente o período de maturação da reforma descrita por Lacerda.</text:p>
        </text:list-item>
        <text:list-item>
          <text:p text:style-name="P13"><text:span text:style-name="T1">Análise de Notas de Corte:</text:span> Lacerda relaciona a reforma com a qualidade (Enade). No seu Módulo 4.2, você pode verificar se as <text:span text:style-name="T1">Notas de Corte</text:span> do seu dataset de Computação subiram ou desceram entre 2019 e 2021, discutindo se o programa está se tornando mais "seletivo" (exigindo notas maiores) para garantir a qualidade descrita pelo autor.</text:p>
        </text:list-item>
        <text:list-item>
          <text:p text:style-name="P13"><text:span text:style-name="T1">Ponte entre Acesso (Fies) e Qualidade (Enade):</text:span> Como você já leu o artigo de Viana Filho (que fala de Enade em Computação), use Lacerda para amarrar os dois temas: Lacerda explica a <text:span text:style-name="T1">lei/reforma</text:span> e Viana Filho explica o <text:span text:style-name="T1">desempenho técnico</text:span>.</text:p>
        </text:list-item>
      </text:list>
      <text:p text:style-name="P3"/>
      <text:p text:style-name="P3"/>
      <text:h text:style-name="P2" text:outline-level="3">Artigo 4: Lacerda (2025) – Impactos da Reforma do Fies e Seletividade</text:h>
      <text:p text:style-name="P4">O que ele fala:</text:p>
      <text:list text:style-name="L10">
        <text:list-item>
          <text:p text:style-name="P14">O estudo destaca que a <text:span text:style-name="T1">Lei nº 13.530/2017</text:span> teve como um de seus pilares a <text:span text:style-name="T1">sustentabilidade financeira</text:span>, buscando reduzir os riscos fiscais para o governo.</text:p>
        </text:list-item>
        <text:list-item>
          <text:p text:style-name="P14">A reforma introduziu diferentes modalidades de financiamento (P-Fies), onde o risco de inadimplência passou a ser compartilhado com as instituições de ensino e bancos, tornando a análise de crédito tão ou mais importante que a nota.</text:p>
        </text:list-item>
        <text:list-item>
          <text:p text:style-name="P14">Isso corrobora sua observação: se o programa prioriza a sustentabilidade do fundo, a capacidade de pagamento do candidato ou a estrutura financeira da oferta tornam-se filtros decisivos, muitas vezes sobrepondo-se à nota de corte.</text:p>
        </text:list-item>
      </text:list>
      <text:p text:style-name="P4">O que fazer a seguir (baseado na sua percepção):</text:p>
      <text:list text:style-name="L11">
        <text:list-item>
          <text:p text:style-name="P15"><text:span text:style-name="T1">Análise da "Barreira Financeira":</text:span> Em vez de olhar apenas para a nota, cruze a variável de <text:span text:style-name="T1">Renda Per Capita</text:span> com a <text:span text:style-name="T1">Situação da Inscrição</text:span>.</text:p>
        </text:list-item>
        <text:list-item>
          <text:p text:style-name="P15"><text:span text:style-name="T1">Teste da Hipótese Financeira:</text:span> Verifique se candidatos com notas menores, mas que pertencem a faixas de renda específicas ou que solicitaram um <text:span text:style-name="T1">percentual de financiamento</text:span> menor, tiveram mais sucesso na contratação.</text:p>
        </text:list-item>
        <text:list-item>
          <text:p text:style-name="P15"><text:span text:style-name="T1">Justificativa no Relatório:</text:span> Use o texto de Lacerda para explicar que a "distorção" que você viu (pessoas com notas baixas entrando) não é um erro, mas possivelmente um reflexo da <text:span text:style-name="T1">lógica de mercado</text:span> e da seletividade financeira imposta pela reforma de 2017.</text:p>
        </text:list-item>
      </text:list>
      <text:p text:style-name="P3"/>
      <text:p text:style-name="P3"/>
      <text:p text:style-name="P3"><text:soft-page-break/></text:p>
      <text:h text:style-name="P2" text:outline-level="3">Artigo <text:span text:style-name="T2">5</text:span>: Maniçoba &amp; Santos (2017) – Eficácia das Políticas na Contenção da Evasão</text:h>
      <text:p text:style-name="P4">O que ele fala:</text:p>
      <text:list text:style-name="L14">
        <text:list-item>
          <text:p text:style-name="P18">O estudo analisa o impacto do ProUni e do FIES na contenção da evasão em Instituições de Ensino Superior (IES) privadas.</text:p>
        </text:list-item>
        <text:list-item>
          <text:p text:style-name="P18">Os autores partem da premissa de que a falta de recursos financeiros é um dos principais motivos para o abandono dos cursos.</text:p>
        </text:list-item>
        <text:list-item>
          <text:p text:style-name="P18">A conclusão estatística é surpreendente: o ProUni (bolsa) é mais eficaz para manter o aluno na faculdade do que o FIES (financiamento). Enquanto o ProUni tem correlação negativa com a evasão, o FIES chegou a apresentar uma relação positiva em alguns modelos, sugerindo que o endividamento pode não ser suficiente para garantir a permanência.</text:p>
        </text:list-item>
        <text:list-item>
          <text:p text:style-name="P18">O artigo destaca que a evasão gera ociosidade de recursos e perda de receita para as instituições, tornando a manutenção do aluno um problema econômico central.</text:p>
        </text:list-item>
      </text:list>
      <text:p text:style-name="P4">O que fazer a seguir:</text:p>
      <text:list text:style-name="L15">
        <text:list-item>
          <text:p text:style-name="P19"><text:span text:style-name="T1">Análise da "Permanência Financeira":</text:span> Já que você notou que a nota de corte é "fajuta" como filtro principal, use Maniçoba para argumentar que o FIES é, antes de tudo, uma <text:span text:style-name="T1">ferramenta de viabilidade econômica</text:span>. No seu Módulo 4.2, verifique a taxa de <text:span text:style-name="T1">Inscrições Canceladas</text:span> versus <text:span text:style-name="T1">Contratadas</text:span> cruzando com a renda familiar.</text:p>
        </text:list-item>
        <text:list-item>
          <text:p text:style-name="P19"><text:span text:style-name="T1">Foco no Perfil Socioeconômico:</text:span> Como o autor diz que o incentivo financeiro minimiza a motivação para evadir, você pode analisar se os candidatos com menor renda são os que mais buscam o FIES para "sobreviver" no curso de Computação, independentemente de terem notas brilhantes ou não.</text:p>
        </text:list-item>
        <text:list-item>
          <text:p text:style-name="P19"><text:span text:style-name="T1">Justificativa da Ineficácia da Nota:</text:span> Se o seu dataset mostra pessoas com notas baixas entrando, você pode usar este artigo para dizer que a IES e o Governo podem estar priorizando a <text:span text:style-name="T1">ocupação da vaga</text:span> (para evitar a ociosidade de recursos citada pelo autor) em vez do mérito acadêmico estrito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" text:outline-level="3">Artigo <text:span text:style-name="T2">6</text:span>: Meneguin &amp; Bezerra (2022) – Avaliação de Desenho e Evolução do FIES</text:h>
      <text:p text:style-name="P4">O que ele fala:</text:p>
      <text:list text:style-name="L12">
        <text:list-item>
          <text:p text:style-name="P16">O estudo realiza uma <text:span text:style-name="T1">avaliação de desenho</text:span> do FIES, analisando as mudanças normativas e operacionais ocorridas a partir de 2018.</text:p>
        </text:list-item>
        <text:list-item>
          <text:p text:style-name="P16">Os autores explicam que o redesenho do programa foi motivado por <text:span text:style-name="T1">graves problemas financeiros e administrativos</text:span> no modelo anterior, que geraram um risco fiscal bilionário para a União.</text:p>
        </text:list-item>
        <text:list-item>
          <text:p text:style-name="P16">A principal mudança destacada é a divisão do programa em duas modalidades: o <text:span text:style-name="T1">FIES</text:span> (com juro zero para os mais pobres) e o <text:span text:style-name="T1">P-FIES</text:span> (com recursos de fundos regionais e bancos privados), visando a sustentabilidade orçamentária.</text:p>
        </text:list-item>
        <text:list-item>
          <text:p text:style-name="P16">O artigo aponta que, embora o novo desenho siga recomendações teóricas adequadas, os dados iniciais de implementação indicam que problemas do período anterior — como a dificuldade de preenchimento de vagas e a sustentabilidade a longo prazo — ainda podem persistir.</text:p>
        </text:list-item>
      </text:list>
      <text:p text:style-name="P4">O que fazer a seguir:</text:p>
      <text:list text:style-name="L13">
        <text:list-item>
          <text:p text:style-name="P17"><text:span text:style-name="T1">Confirmar o "Risco Financeiro" nos seus dados:</text:span> Como os autores afirmam que o Novo FIES foca em evitar riscos financeiros, isso explica sua observação de que a <text:span text:style-name="T1">nota de corte não é o referencial principal</text:span>. No seu Módulo 4.2, analise se candidatos com notas menores foram selecionados em detrimento de notas maiores devido à sua <text:span text:style-name="T1">Modalidade (FIES vs P-FIES)</text:span> ou percentual de financiamento solicitado.</text:p>
        </text:list-item>
        <text:list-item>
          <text:p text:style-name="P17"><text:span text:style-name="T1">Análise da Ociosidade de Vagas:</text:span> O artigo menciona o desafio de enfrentar o "alto volume de recursos alocados" sem o retorno esperado. Use o seu <text:span text:style-name="T1">Funil Nacional</text:span> para mostrar a taxa de vacância e argumentar, baseado em Meneguin, que o "novo desenho" ainda falha em converter vagas ofertadas em matrículas reais.</text:p>
        </text:list-item>
        <text:list-item>
          <text:p text:style-name="P17"><text:span text:style-name="T1">Cruzamento com Modalidade:</text:span> Verifique se há uma diferença de preenchimento entre a modalidade estatal (FIES) e a bancária (P-FIES). Isso pode provar que a "questão financeira" que você notou é fruto da migração para o crédito privado, onde o banco escolhe o cliente (candidato) pelo crédito, e não pela nota.</text:p>
        </text:list-item>
      </text:list>
      <text:p text:style-name="Horizontal_20_Line"/>
      <text:h text:style-name="P1" text:outline-level="3">Conexão com sua descoberta:</text:h>
      <text:p text:style-name="Quotations">"Sua percepção de que a nota de corte é secundária encontra respaldo direto neste artigo. Meneguin (2022) explica que a prioridade do governo passou a ser o <text:span text:style-name="T1">controle do gasto e do risco</text:span>. Portanto, a seleção no seu dataset parece ser 'financeira' porque o sistema agora é desenhado para garantir que o dinheiro retorne ao fundo (ou que o banco assuma o risco), tornando o perfil econômico do candidato um filtro mais 'pesado' que o seu desempenho acadêmico.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" text:outline-level="3">Artigo 7: Pires (2018) – Reformas Recentes e Desafios Fiscais</text:h>
      <text:p text:style-name="P4">O que ele fala:</text:p>
      <text:list text:style-name="L16">
        <text:list-item>
          <text:p text:style-name="P20">O texto descreve a transição do FIES de um período de expansão desenfreada (2011-2014), onde os contratos saltaram de 150 mil para 700 mil ao ano, para um período de <text:span text:style-name="T1">rigor fiscal</text:span>.</text:p>
        </text:list-item>
        <text:list-item>
          <text:p text:style-name="P20">O autor destaca o custo explosivo do programa: o gasto saltou de <text:span text:style-name="T1">R$ 1,9 bilhão em 2011</text:span> para <text:span text:style-name="T1">R$ 30 bilhões em 2017</text:span>, com um passivo de inadimplência de R$ 20 bilhões.</text:p>
        </text:list-item>
        <text:list-item>
          <text:p text:style-name="P20">Para salvar o programa, a reforma de 2015 (e as seguintes) focou em três pilares: redução de custos, realinhamento de incentivos e melhoria da governança.</text:p>
        </text:list-item>
        <text:list-item>
          <text:p text:style-name="P20"><text:span text:style-name="T1">O fator desemprego:</text:span> Pires aponta que a queda no preenchimento de vagas (em 2018, apenas 54% das vagas foram ocupadas) deve-se à perda de confiança dos jovens no futuro devido à crise econômica, o que os faz adiar a decisão do financiamento.</text:p>
        </text:list-item>
        <text:list-item>
          <text:p text:style-name="P20">O autor critica as mudanças drásticas e frequentes nas regras, o que gera insegurança tanto para os estudantes quanto para as instituições.</text:p>
        </text:list-item>
      </text:list>
      <text:p text:style-name="P4">O que fazer a seguir (O seu "Norte"):</text:p>
      <text:list text:style-name="L17">
        <text:list-item>
          <text:p text:style-name="P21"><text:span text:style-name="T1">Validar a Seletividade Financeira:</text:span> Pires confirma que o objetivo das reformas foi "reduzir o subsídio por aluno". Isso explica por que, no seu dataset de 2019-2021, a <text:span text:style-name="T1">capacidade financeira</text:span> do candidato (renda) pesa tanto quanto a nota. No seu relatório, use este artigo para justificar que o FIES deixou de ser um "prêmio por nota" para se tornar uma "análise de risco de crédito".</text:p>
        </text:list-item>
        <text:list-item>
          <text:p text:style-name="P21"><text:span text:style-name="T1">Análise da Ociosidade:</text:span> O autor cita que apenas <text:span text:style-name="T1">54% das vagas</text:span> foram preenchidas em 2018. Use o seu <text:span text:style-name="T1">Funil Nacional</text:span> para ver se em 2019, 2020 e 2021 essa taxa continuou caindo. Se a taxa de ocupação nos seus dados for baixa, você pode citar Pires para explicar que o problema é a "falta de confiança no retorno econômico da educação".</text:p>
        </text:list-item>
        <text:list-item>
          <text:p text:style-name="P21"><text:span text:style-name="T1">Cruzamento de "Eliminação":</text:span> Verifique se o número de candidatos que <text:span text:style-name="T1">não concluíram a inscrição</text:span> é alto. Pires sugere que as regras complexas e as mudanças de repasse às IES geram desistências. Você pode provar isso mostrando que há candidatos com nota, mas que o processo trava na etapa financeira.</text:p>
        </text:list-item>
      </text:list>
      <text:p text:style-name="Horizontal_20_Line"/>
      <text:h text:style-name="P1" text:outline-level="3">Por que este artigo "mata a charada" da Nota de Corte?</text:h>
      <text:p text:style-name="Quotations">Manoel Pires deixa claro que o governo precisava estancar a sangria de dinheiro público. Para isso, ele "complicou" o acesso e dividiu os riscos com as famílias e as faculdades. Por isso você vê pessoas com notas baixas entrando: se o perfil de renda delas se encaixa na nova regra de "subsídio uniforme", elas passam, enquanto alguém com nota alta mas perfil de risco maior pode ser barrado pela burocracia financei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" text:outline-level="3">Artigo 8: Rocha, Monasterio &amp; Ehrl (2016) – Impacto do Fies nos Salários</text:h>
      <text:p text:style-name="P4">O que ele fala:</text:p>
      <text:list text:style-name="L18">
        <text:list-item>
          <text:p text:style-name="P22">O estudo utiliza uma base de dados gigantesca (RAIS e FNDE) para verificar se quem usa o FIES realmente ganha mais dinheiro depois de formado no mercado formal.</text:p>
        </text:list-item>
        <text:list-item>
          <text:p text:style-name="P22"><text:span text:style-name="T1">Metodologia de "Gêmeos Estatísticos":</text:span> Os autores usam o <text:span text:style-name="T3">Propensity Score Matching</text:span> (PSM) para comparar o salário de quem usou FIES com o de pessoas "quase idênticas" (mesma idade, raça, região, escolaridade inicial) que não usaram o programa.</text:p>
        </text:list-item>
        <text:list-item>
          <text:p text:style-name="P22"><text:span text:style-name="T1">O Perfil do Beneficiário:</text:span> O estudo identifica que o público do FIES é majoritariamente <text:span text:style-name="T1">feminino (56,9%)</text:span>, mais jovem que a média do mercado, concentrado no <text:span text:style-name="T1">Sudeste (51,1%)</text:span> e com salários iniciais muito baixos (média de R$ 606 em 2003).</text:p>
        </text:list-item>
        <text:list-item>
          <text:p text:style-name="P22"><text:span text:style-name="T1">Resultados:</text:span> O impacto do FIES no salário é positivo, mas a magnitude varia conforme o grupo de comparação. O financiamento funciona como um "equalizador" para quem não teria condições de pagar a faculdade sozinho.</text:p>
        </text:list-item>
      </text:list>
      <text:p text:style-name="P4">O que fazer a seguir (O seu "Norte"):</text:p>
      <text:list text:style-name="L19">
        <text:list-item>
          <text:p text:style-name="P23"><text:span text:style-name="T1">Justificativa da "Decisão Financeira":</text:span> O artigo abre citando que o crédito estudantil é a <text:span text:style-name="T1">segunda decisão de consumo mais importante da vida</text:span>, perdendo apenas para a casa própria. Use isso para fundamentar por que o fator financeiro (renda) é o filtro real do seu dataset, e não a nota.</text:p>
        </text:list-item>
        <text:list-item>
          <text:p text:style-name="P23"><text:span text:style-name="T1">Análise de Perfil Socioeconômico (Módulo 4.2):</text:span> O estudo mostra que <text:span text:style-name="T1">índios, pardos e pretos</text:span> são os mais prováveis de precisarem do FIES para se formarem. No seu Módulo 4.2, cruze a variável de <text:span text:style-name="T1">Raça</text:span> com os <text:span text:style-name="T1">Candidatos únicos por prioridade</text:span> para ver se essa dependência continua alta em 2019-2021.</text:p>
        </text:list-item>
        <text:list-item>
          <text:p text:style-name="P23"><text:span text:style-name="T1">O "Gargalo do Nordeste":</text:span> Rocha aponta que o FIES é vital no Nordeste. Verifique no seu <text:span text:style-name="T1">Funil por Região</text:span> se a ocupação de vagas de Computação no Nordeste é mais eficiente (melhor aproveitamento de vagas) do que em outras regiões, justificando o papel do FIES como motor de ascensão salarial regional.</text:p>
        </text:list-item>
      </text:list>
      <text:p text:style-name="Horizontal_20_Line"/>
      <text:h text:style-name="P1" text:outline-level="3">Como este artigo ajuda a explicar seus dados?</text:h>
      <text:p text:style-name="Quotations">Rocha (2016) mostra que o público do FIES entra no programa ganhando quase a metade de quem paga a faculdade do próprio bolso. Isso explica por que, nos seus dados de 2019-2021, o governo e as IES "abrem a mão" na nota de corte: o objetivo social do programa é atingir justamente quem tem o menor salário e a menor nota inicial, mas que tem o maior potencial de <text:span text:style-name="T1">salto salarial</text:span> após a formatura.</text:p>
      <text:p text:style-name="Horizontal_20_Lin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" text:outline-level="3">Artigo 9: Tagliacolli &amp; Tesser (2024) – Sustentabilidade Financeira e Renegociação de Dívidas no Fies</text:h>
      <text:p text:style-name="P4">O que ele fala:</text:p>
      <text:list text:style-name="L20">
        <text:list-item>
          <text:p text:style-name="P24">O estudo aborda a crise de <text:span text:style-name="T1">sustentabilidade financeira</text:span> do Fies, com foco na alta taxa de inadimplência e nas consequências fiscais para o governo federal.</text:p>
        </text:list-item>
        <text:list-item>
          <text:p text:style-name="P24">Os autores analisam as reformas recentes (pós-2017) e discutem alternativas como a adoção de mecanismos de <text:span text:style-name="T1">pagamento contingentes à renda</text:span> (o aluno paga apenas quando tiver salário) e a ampliação de parcerias com o setor privado para dividir os riscos.</text:p>
        </text:list-item>
        <text:list-item>
          <text:p text:style-name="P24">A pesquisa destaca que o programa, embora essencial para a democratização do acesso, precisa equilibrar o papel social com a viabilidade econômica para não comprometer o orçamento público.</text:p>
        </text:list-item>
        <text:list-item>
          <text:p text:style-name="P24">Conclui-se que o modelo original do Fies não foi projetado para lidar com os atuais níveis de falta de pagamento, exigindo uma reestruturação na gestão do crédito estudantil.</text:p>
        </text:list-item>
      </text:list>
      <text:p text:style-name="P4">O que fazer a seguir (O seu "Norte"):</text:p>
      <text:list text:style-name="L21">
        <text:list-item>
          <text:p text:style-name="P25"><text:span text:style-name="T1">Justificar o "Filtro de Crédito":</text:span> Este artigo da UTFPR dá o respaldo final para a sua observação de que a nota de corte é secundária. Use o texto para explicar que o sistema hoje funciona mais como um <text:span text:style-name="T1">analisador de risco de crédito</text:span> do que como um vestibular de bolsas. No seu Módulo 4.2, discuta se o preenchimento de vagas ocorre prioritariamente em cursos com menor risco de inadimplência ou maior potencial de renda.</text:p>
        </text:list-item>
        <text:list-item>
          <text:p text:style-name="P25"><text:span text:style-name="T1">Análise de Candidatos únicos por prioridade:</text:span> Utilize esta métrica para demonstrar como o governo tenta controlar a "porta de entrada". Se a demanda real (<text:span text:style-name="T1">Candidatos únicos por prioridade</text:span>) é alta, mas a contratação é baixa, você pode argumentar, baseado em Tagliacolli, que o sistema está "travando" as contratações para evitar que a dívida pública aumente ainda mais.</text:p>
        </text:list-item>
        <text:list-item>
          <text:p text:style-name="P25"><text:span text:style-name="T1">Ponte Institucional:</text:span> Por ser um artigo da sua própria universidade, citá-lo fortalece muito o seu relatório. Use os dados de <text:span text:style-name="T1">Renegociação de Dívidas</text:span> citados pelos autores para explicar por que o Fies de 2019-2021 parece mais "rígido" e focado em perfis financeiros específicos.</text:p>
        </text:list-item>
      </text:list>
      <text:p text:style-name="Horizontal_20_Line"/>
      <text:h text:style-name="P1" text:outline-level="3">Resumo para o seu Relatório (Artigo 9)</text:h>
      <text:p text:style-name="Quotations">"O trabalho de Tagliacolli e Tesser (2024), pesquisadores da UTFPR, reforça a tese de que o Fies passou por uma mudança de paradigma: de uma política de inclusão social pura para uma política de gestão de risco fiscal. Esta fundamentação explica a distorção observada nos microdados de 2019-2021, onde a seleção parece ignorar a nota de corte em favor de critérios de sustentabilidade financeira. Ao analisar os <text:span text:style-name="T1">Candidatos únicos por prioridade</text:span>, este estudo identifica que as barreiras de entrada atuais são reflexos diretos da tentativa do governo de mitigar a inadimplência histórica relatada pelos autores.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2" text:outline-level="3">Artigo 10: Viana &amp; Braga (2023) – O Impacto das Alterações do FIES na Permanência</text:h>
      <text:p text:style-name="P4">O que ele fala:</text:p>
      <text:list text:style-name="L22">
        <text:list-item>
          <text:p text:style-name="P26">O estudo investiga como as mudanças normativas e legislativas operadas no FIES a partir de 2015 impactaram a <text:span text:style-name="T1">evasão</text:span> dos estudantes no ensino superior privado.</text:p>
        </text:list-item>
        <text:list-item>
          <text:p text:style-name="P26">Os autores discutem que, embora o FIES tenha sido uma estratégia central para atingir a <text:span text:style-name="T1">Meta 12 do PNE</text:span> (expandir matrículas), o "endurecimento" das regras a partir de 2015 criou barreiras que dificultaram tanto o acesso quanto a manutenção do aluno no curso.</text:p>
        </text:list-item>
        <text:list-item>
          <text:p text:style-name="P26">O artigo aponta para uma <text:span text:style-name="T1">"mercantilização do ensino"</text:span>, onde a facilidade de acesso anterior (até 2014) foi substituída por uma lógica mais restritiva que não garantiu a democratização equânime, resultando em estagnação ou massificação de baixa qualidade.</text:p>
        </text:list-item>
        <text:list-item>
          <text:p text:style-name="P26">A hipótese confirmada é que as mudanças nas regras do financiamento tiveram impacto direto no aumento das taxas de evasão, já que o benefício se tornou mais difícil de obter e manter.</text:p>
        </text:list-item>
      </text:list>
      <text:p text:style-name="P4">O que fazer a seguir (O seu "Norte"):</text:p>
      <text:list text:style-name="L23">
        <text:list-item>
          <text:p text:style-name="P27"><text:span text:style-name="T1">Análise da Evasão e Desistência:</text:span> Como os autores focam na permanência, use este artigo para analisar a coluna <text:span text:style-name="Source_20_Text">situacao_fies</text:span> do seu dataset. Verifique o volume de inscrições com status <text:span text:style-name="T1">"PARTICIPACAO CANCELADA PELO CANDIDATO"</text:span> ou <text:span text:style-name="T1">"REJEITADA PELA CPSA"</text:span>. Isso pode provar que, mesmo após a seleção inicial, o "endurecimento" das regras (burocracia e finanças) faz com que o aluno desista do processo.</text:p>
        </text:list-item>
        <text:list-item>
          <text:p text:style-name="P27"><text:span text:style-name="T1">Cruzamento com Candidatos únicos por prioridade:</text:span> O artigo diz que o acesso ficou mais difícil. Compare o número de <text:span text:style-name="T1">Candidatos únicos por prioridade</text:span> com o número de <text:span text:style-name="T1">Vagas Ofertadas</text:span> entre 2019 e 2021. Se a demanda é alta mas a contratação é baixa, você confirma a tese de Viana &amp; Braga de que as novas normas estão agindo como um bloqueio ao acesso.</text:p>
        </text:list-item>
        <text:list-item>
          <text:p text:style-name="P27"><text:span text:style-name="T1">Justificativa da "Questão Financeira":</text:span> O autor cita que a democratização de acesso não acompanhou o aumento de matrículas de forma equilibrada. Use isso para fundamentar por que você vê pessoas com notas baixas entrando: o sistema pode estar priorizando quem consegue cumprir as <text:span text:style-name="T1">exigências normativas e financeiras</text:span> (que ficaram mais rígidas) em vez de focar puramente no mérito acadêmico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6-02-17T19:49:00.598645490</dc:date>
    <meta:editing-duration>PT11M5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9" meta:paragraph-count="116" meta:word-count="3555" meta:character-count="21061" meta:non-whitespace-character-count="17683"/>
  </office:meta>
</office:document-meta>
</file>